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ddddd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S</text:p>
          </table:table-cell>
          <table:table-cell table:number-columns-repeated="4"/>
          <table:table-cell table:style-name="ce1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os</text:p>
          </table:table-cell>
          <table:table-cell office:value-type="float" office:value="292" calcext:value-type="float">
            <text:p>292</text:p>
          </table:table-cell>
          <table:table-cell office:value-type="float" office:value="331.8" calcext:value-type="float">
            <text:p>331.8</text:p>
          </table:table-cell>
          <table:table-cell table:number-columns-repeated="3"/>
          <table:table-cell office:value-type="float" office:value="446.7" calcext:value-type="float">
            <text:p>446.7</text:p>
          </table:table-cell>
          <table:table-cell office:value-type="float" office:value="492" calcext:value-type="float">
            <text:p>492</text:p>
          </table:table-cell>
          <table:table-cell table:number-columns-repeated="3"/>
          <table:table-cell office:value-type="float" office:value="670.6" calcext:value-type="float">
            <text:p>670.6</text:p>
          </table:table-cell>
          <table:table-cell office:value-type="float" office:value="719.8" calcext:value-type="float">
            <text:p>71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</text:p>
          </table:table-cell>
          <table:table-cell office:value-type="float" office:value="1.861" calcext:value-type="float">
            <text:p>1.861</text:p>
          </table:table-cell>
          <table:table-cell office:value-type="float" office:value="1.359" calcext:value-type="float">
            <text:p>1.359</text:p>
          </table:table-cell>
          <table:table-cell table:number-columns-repeated="3"/>
          <table:table-cell office:value-type="float" office:value="0.742" calcext:value-type="float">
            <text:p>0.742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office:value-type="float" office:value="0.1211" calcext:value-type="float">
            <text:p>0.1211</text:p>
          </table:table-cell>
          <table:table-cell office:value-type="float" office:value="0.03756" calcext:value-type="float">
            <text:p>0.0375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38.7814388593" calcext:value-type="float">
            <text:p>38.7814388593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.1803398875" calcext:value-type="float">
            <text:p>11.180339887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office:value-type="float" office:value="56.9561234636" calcext:value-type="float">
            <text:p>56.9561234636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39.8873413504" calcext:value-type="float">
            <text:p>39.8873413504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57.1576766498" calcext:value-type="float">
            <text:p>57.1576766498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9.3446311458" calcext:value-type="float">
            <text:p>39.344631145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8.3095189485" calcext:value-type="float">
            <text:p>58.3095189485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float" office:value="58.1463670404" calcext:value-type="float">
            <text:p>58.1463670404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38.8844441904" calcext:value-type="float">
            <text:p>38.884444190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58.3609458457" calcext:value-type="float">
            <text:p>58.3609458457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38.275318418" calcext:value-type="float">
            <text:p>38.27531841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58.2494635168" calcext:value-type="float">
            <text:p>58.2494635168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.4891252931" calcext:value-type="float">
            <text:p>11.489125293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57.8186821019" calcext:value-type="float">
            <text:p>57.818682101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8.2230297072" calcext:value-type="float">
            <text:p>38.2230297072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.31370849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float" office:value="57.6714834212" calcext:value-type="float">
            <text:p>57.67148342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9.3954312072" calcext:value-type="float">
            <text:p>39.395431207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.9544511501" calcext:value-type="float">
            <text:p>10.954451150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57.636793804" calcext:value-type="float">
            <text:p>57.636793804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.2249721603" calcext:value-type="float">
            <text:p>11.2249721603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57.7581163128" calcext:value-type="float">
            <text:p>57.758116312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37.8813938498" calcext:value-type="float">
            <text:p>37.8813938498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8.8973006776" calcext:value-type="float">
            <text:p>38.8973006776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float" office:value="58.8897274573" calcext:value-type="float">
            <text:p>58.889727457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.0415945788" calcext:value-type="float">
            <text:p>12.041594578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.3578166916" calcext:value-type="float">
            <text:p>11.3578166916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58.0258563056" calcext:value-type="float">
            <text:p>58.0258563056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office:value-type="float" office:value="57.861904566" calcext:value-type="float">
            <text:p>57.861904566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39.4461658466" calcext:value-type="float">
            <text:p>39.4461658466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.1655250606" calcext:value-type="float">
            <text:p>12.16552506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office:value-type="float" office:value="57.7927331072" calcext:value-type="float">
            <text:p>57.7927331072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8.9871773792" calcext:value-type="float">
            <text:p>38.9871773792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.1355287257" calcext:value-type="float">
            <text:p>11.135528725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office:value-type="float" office:value="56.9473440996" calcext:value-type="float">
            <text:p>56.947344099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.295630141" calcext:value-type="float">
            <text:p>10.295630141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float" office:value="56.5773806393" calcext:value-type="float">
            <text:p>56.577380639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38.1444622455" calcext:value-type="float">
            <text:p>38.144462245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 office:value-type="float" office:value="56.8154908454" calcext:value-type="float">
            <text:p>56.8154908454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38.3144881213" calcext:value-type="float">
            <text:p>38.3144881213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office:value-type="float" office:value="57.8100337312" calcext:value-type="float">
            <text:p>57.8100337312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38.5875627631" calcext:value-type="float">
            <text:p>38.58756276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56.8682688325" calcext:value-type="float">
            <text:p>56.8682688325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8.8715834512" calcext:value-type="float">
            <text:p>38.871583451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38.8072158239" calcext:value-type="float">
            <text:p>38.8072158239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.5356537529" calcext:value-type="float">
            <text:p>10.5356537529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56.709787515" calcext:value-type="float">
            <text:p>56.709787515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8.1313519299" calcext:value-type="float">
            <text:p>38.131351929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56.9824534396" calcext:value-type="float">
            <text:p>56.9824534396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56.6921511322" calcext:value-type="float">
            <text:p>56.6921511322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office:value-type="float" office:value="56.9122131005" calcext:value-type="float">
            <text:p>56.9122131005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38.1182371051" calcext:value-type="float">
            <text:p>38.1182371051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56.5243310443" calcext:value-type="float">
            <text:p>56.524331044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.6953597148" calcext:value-type="float">
            <text:p>9.6953597148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56.1871871515" calcext:value-type="float">
            <text:p>56.1871871515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38.4447655735" calcext:value-type="float">
            <text:p>38.4447655735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55.4707129934" calcext:value-type="float">
            <text:p>55.4707129934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37.8681924575" calcext:value-type="float">
            <text:p>37.8681924575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56.2138772902" calcext:value-type="float">
            <text:p>56.2138772902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38.574603044" calcext:value-type="float">
            <text:p>38.57460304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.9498743711" calcext:value-type="float">
            <text:p>9.949874371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 office:value-type="float" office:value="55.5337735077" calcext:value-type="float">
            <text:p>55.533773507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56.1070405564" calcext:value-type="float">
            <text:p>56.1070405564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38.4187454246" calcext:value-type="float">
            <text:p>38.418745424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.6301458127" calcext:value-type="float">
            <text:p>10.630145812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56.0802995712" calcext:value-type="float">
            <text:p>56.080299571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38.3927076409" calcext:value-type="float">
            <text:p>38.392707640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55.1361950084" calcext:value-type="float">
            <text:p>55.1361950084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37.1752605909" calcext:value-type="float">
            <text:p>37.1752605909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6.1248608016" calcext:value-type="float">
            <text:p>56.1248608016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38.4057287393" calcext:value-type="float">
            <text:p>38.4057287393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 office:value-type="float" office:value="54.881690936" calcext:value-type="float">
            <text:p>54.881690936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.643650761" calcext:value-type="float">
            <text:p>9.64365076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office:value-type="float" office:value="55.0181788139" calcext:value-type="float">
            <text:p>55.0181788139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 office:value-type="float" office:value="55.9821400091" calcext:value-type="float">
            <text:p>55.9821400091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37.148351242" calcext:value-type="float">
            <text:p>37.1483512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table:style-name="ce2" office:value-type="string" calcext:value-type="string">
            <text:p>Altura e erro</text:p>
          </table:table-cell>
          <table:table-cell table:formula="of:=AVERAGE([.C7:.C46])" office:value-type="float" office:value="1473.2" calcext:value-type="float">
            <text:p>1473.2</text:p>
          </table:table-cell>
          <table:table-cell/>
          <table:table-cell table:formula="of:=AVERAGE([.E7:.E46])" office:value-type="float" office:value="38.3781047772425" calcext:value-type="float">
            <text:p>38.3781047772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56.3648826842" calcext:value-type="float">
            <text:p>56.3648826842</text:p>
          </table:table-cell>
        </table:table-row>
        <table:table-row table:style-name="ro1">
          <table:table-cell table:number-columns-repeated="6"/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55.19963768" calcext:value-type="float">
            <text:p>55.19963768</text:p>
          </table:table-cell>
        </table:table-row>
        <table:table-row table:style-name="ro1">
          <table:table-cell/>
          <table:table-cell office:value-type="string" calcext:value-type="string">
            <text:p>Para o F é necessário estimar também a área do </text:p>
          </table:table-cell>
          <table:table-cell table:number-columns-repeated="4"/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55.3263047745" calcext:value-type="float">
            <text:p>55.3263047745</text:p>
          </table:table-cell>
        </table:table-row>
        <table:table-row table:style-name="ro1">
          <table:table-cell/>
          <table:table-cell office:value-type="string" calcext:value-type="string">
            <text:p>background. Para isso fiz um fit que dá a seguinte </text:p>
          </table:table-cell>
          <table:table-cell table:number-columns-repeated="4"/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.2736184955" calcext:value-type="float">
            <text:p>9.2736184955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float" office:value="55.9195851201" calcext:value-type="float">
            <text:p>55.9195851201</text:p>
          </table:table-cell>
        </table:table-row>
        <table:table-row table:style-name="ro1">
          <table:table-cell/>
          <table:table-cell office:value-type="string" calcext:value-type="string">
            <text:p>função:</text:p>
          </table:table-cell>
          <table:table-cell table:number-columns-repeated="4"/>
          <table:table-cell office:value-type="float" office:value="490" calcext:value-type="float">
            <text:p>4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 office:value-type="float" office:value="55.054518434" calcext:value-type="float">
            <text:p>55.054518434</text:p>
          </table:table-cell>
        </table:table-row>
        <table:table-row table:style-name="ro1">
          <table:table-cell/>
          <table:table-cell office:value-type="string" calcext:value-type="string">
            <text:p>H = a*canal + b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1.649" calcext:value-type="float">
            <text:p>-1.649</text:p>
          </table:table-cell>
          <table:table-cell office:value-type="float" office:value="0.01148" calcext:value-type="float">
            <text:p>0.01148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.1488915651" calcext:value-type="float">
            <text:p>10.148891565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float" office:value="54.8361194834" calcext:value-type="float">
            <text:p>54.8361194834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828" calcext:value-type="float">
            <text:p>1828</text:p>
          </table:table-cell>
          <table:table-cell office:value-type="float" office:value="3.736" calcext:value-type="float">
            <text:p>3.736</text:p>
          </table:table-cell>
          <table:table-cell table:number-columns-repeated="2"/>
          <table:table-cell table:style-name="ce2" office:value-type="string" calcext:value-type="string">
            <text:p>Altura e erro</text:p>
          </table:table-cell>
          <table:table-cell table:formula="of:=AVERAGE([.H7:.H53])" office:value-type="float" office:value="112.382978723404" calcext:value-type="float">
            <text:p>112.3829787234</text:p>
          </table:table-cell>
          <table:table-cell/>
          <table:table-cell table:formula="of:=AVERAGE([.J7:.J53])" office:value-type="float" office:value="10.5715951020532" calcext:value-type="float">
            <text:p>10.571595102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55.3714727996" calcext:value-type="float">
            <text:p>55.3714727996</text:p>
          </table:table-cell>
        </table:table-row>
        <table:table-row table:style-name="ro1">
          <table:table-cell table:number-columns-repeated="11"/>
          <table:table-cell office:value-type="float" office:value="718" calcext:value-type="float">
            <text:p>718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54.9545266561" calcext:value-type="float">
            <text:p>54.9545266561</text:p>
          </table:table-cell>
        </table:table-row>
        <table:table-row table:style-name="ro1">
          <table:table-cell/>
          <table:table-cell office:value-type="string" calcext:value-type="string">
            <text:p>Altura left</text:p>
          </table:table-cell>
          <table:table-cell table:formula="of:=[.C53]*[.B4]+[.C54]" office:value-type="float" office:value="1346.492" calcext:value-type="float">
            <text:p>1346.492</text:p>
          </table:table-cell>
          <table:table-cell table:formula="of:=ABS([.C53])*[.B5]+[.D53]*[.B4]+[.D54]" office:value-type="float" office:value="10.156949" calcext:value-type="float">
            <text:p>10.156949</text:p>
          </table:table-cell>
          <table:table-cell table:number-columns-repeated="7"/>
          <table:table-cell office:value-type="float" office:value="719" calcext:value-type="float">
            <text:p>719</text:p>
          </table:table-cell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 office:value-type="float" office:value="54.0462764675" calcext:value-type="float">
            <text:p>54.0462764675</text:p>
          </table:table-cell>
        </table:table-row>
        <table:table-row table:style-name="ro1">
          <table:table-cell/>
          <table:table-cell office:value-type="string" calcext:value-type="string">
            <text:p>Altura right</text:p>
          </table:table-cell>
          <table:table-cell table:formula="of:=[.C53]*[.C4]+[.C54]" office:value-type="float" office:value="1280.8618" calcext:value-type="float">
            <text:p>1280.8618</text:p>
          </table:table-cell>
          <table:table-cell table:formula="of:=ABS([.C53])*[.C5]+[.C4]*[.D53]+[.D54]" office:value-type="float" office:value="9.786055" calcext:value-type="float">
            <text:p>9.786055</text:p>
          </table:table-cell>
          <table:table-cell table:number-columns-repeated="7"/>
          <table:table-cell table:style-name="ce2" office:value-type="string" calcext:value-type="string">
            <text:p>Altura e erro</text:p>
          </table:table-cell>
          <table:table-cell table:formula="of:=AVERAGE([.M7:.M56])" office:value-type="float" office:value="3208.62" calcext:value-type="float">
            <text:p>3208.62</text:p>
          </table:table-cell>
          <table:table-cell/>
          <table:table-cell table:formula="of:=AVERAGE([.O7:.O56])" office:value-type="float" office:value="56.632763157276" calcext:value-type="float">
            <text:p>56.6327631573</text:p>
          </table:table-cell>
        </table:table-row>
        <table:table-row table:style-name="ro1">
          <table:table-cell/>
          <table:table-cell office:value-type="string" calcext:value-type="string">
            <text:p>Área bg</text:p>
          </table:table-cell>
          <table:table-cell table:formula="of:=([.C56]+[.C57])/2*([.C4]-[.B4])" office:value-type="float" office:value="52284.34062" calcext:value-type="float">
            <text:p>52284.34062</text:p>
          </table:table-cell>
          <table:table-cell table:formula="of:=([.D56]+[.D57])/2*([.C4]-[.B4])+([.B5]+[.C5])*([.C57]+[.C56])/2" office:value-type="float" office:value="4626.9053976" calcext:value-type="float">
            <text:p>4626.9053976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Área</text:p>
          </table:table-cell>
          <table:table-cell table:style-name="ce3" office:value-type="string" calcext:value-type="string">
            <text:p>Erro</text:p>
          </table:table-cell>
          <table:table-cell table:style-name="ce3" office:value-type="string" calcext:value-type="string">
            <text:p>Rácios</text:p>
          </table:table-cell>
          <table:table-cell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4" table:formula="of:=[.C47]*([.C4]-[.B4])-[.C58]" office:value-type="float" office:value="6349.01938000001" calcext:value-type="float">
            <text:p>6349</text:p>
          </table:table-cell>
          <table:table-cell table:style-name="ce4" table:formula="of:=[.E47]*([.C4]-[.B4])+([.C5]+[.B5])*[.C47]+[.D58]" office:value-type="float" office:value="10898.0579677343" calcext:value-type="float">
            <text:p>10898</text:p>
          </table:table-cell>
          <table:table-cell table:style-name="ce5" table:formula="of:=[.C63]/[.C62]" office:value-type="float" office:value="0.801848069988125" calcext:value-type="float">
            <text:p>0.80184807</text:p>
          </table:table-cell>
          <table:table-cell/>
          <table:table-cell office:value-type="string" calcext:value-type="string">
            <text:p>S/F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4" table:formula="of:=[.H54]*([.H4]-[.G4])" office:value-type="float" office:value="5090.94893617021" calcext:value-type="float">
            <text:p>5091</text:p>
          </table:table-cell>
          <table:table-cell table:style-name="ce4" table:formula="of:=[.H54]*([.G5]+[.H5])+([.H4]-[.G4])*[.J54]" office:value-type="float" office:value="563.630024080457" calcext:value-type="float">
            <text:p>564</text:p>
          </table:table-cell>
          <table:table-cell table:style-name="ce5" table:formula="of:=[.C64]/[.C63]" office:value-type="float" office:value="31.008777730691" calcext:value-type="float">
            <text:p>31.0087777307</text:p>
          </table:table-cell>
          <table:table-cell/>
          <table:table-cell office:value-type="string" calcext:value-type="string">
            <text:p>In/S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4" table:formula="of:=[.M57]*([.M4]-[.L4])" office:value-type="float" office:value="157864.104" calcext:value-type="float">
            <text:p>157864</text:p>
          </table:table-cell>
          <table:table-cell table:style-name="ce4" table:formula="of:=[.M57]*([.L5]+[.M5])+([.M4]-[.L4])*[.O57]" office:value-type="float" office:value="3295.41159653797" calcext:value-type="float">
            <text:p>3295</text:p>
          </table:table-cell>
          <table:table-cell table:style-name="ce5" table:formula="of:=[.C64]/[.C62]" office:value-type="float" office:value="24.8643285760454" calcext:value-type="float">
            <text:p>24.864328576</text:p>
          </table:table-cell>
          <table:table-cell/>
          <table:table-cell office:value-type="string" calcext:value-type="string">
            <text:p>In/F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2"/>
          <table:table-cell table:style-name="ce2" office:value-type="string" calcext:value-type="string">
            <text:p>carga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gma MERDA</text:p>
          </table:table-cell>
          <table:table-cell table:style-name="ce2" office:value-type="string" calcext:value-type="string">
            <text:p>Racios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8.8058" calcext:value-type="float">
            <text:p>18.81</text:p>
          </table:table-cell>
          <table:table-cell table:style-name="ce8" office:value-type="float" office:value="2.00221" calcext:value-type="float">
            <text:p>2.00221</text:p>
          </table:table-cell>
          <table:table-cell table:formula="of:=([.D3]*[.E3]*[.B3]^2/[.H3]/4)^2*( (1-([.F3]/[.G3]*SIN([.C3]))^2  )^0.5   + COS([.C3]) )^2*4/SIN([.C3])^4/(1-([.F3]/[.G3]*SIN([.C3]))^2 )^0.5" office:value-type="float" office:value="4.780211870609" calcext:value-type="float">
            <text:p>4.7802118706</text:p>
          </table:table-cell>
          <table:table-cell table:formula="of:=[.I4]/[.I3]" office:value-type="float" office:value="3.35165927451593" calcext:value-type="float">
            <text:p>3.3516592745</text:p>
          </table:table-cell>
          <table:table-cell office:value-type="string" calcext:value-type="string">
            <text:p>S/F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1.8114" calcext:value-type="float">
            <text:p>31.81</text:p>
          </table:table-cell>
          <table:table-cell table:style-name="ce8" office:value-type="float" office:value="2.00221" calcext:value-type="float">
            <text:p>2.00221</text:p>
          </table:table-cell>
          <table:table-cell table:formula="of:=([.D4]*[.E4]*[.B4]^2/[.H4]/4)^2*( (1-([.F4]/[.G4]*SIN([.C4]))^2  )^0.5   + COS([.C4]) )^2*4/SIN([.C4])^4/(1-([.F4]/[.G4]*SIN([.C4]))^2 )^0.5" office:value-type="float" office:value="16.0216414502778" calcext:value-type="float">
            <text:p>16.0216414503</text:p>
          </table:table-cell>
          <table:table-cell table:formula="of:=[.I5]/[.I4]" office:value-type="float" office:value="9.64911323376735" calcext:value-type="float">
            <text:p>9.6491132338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13.476" calcext:value-type="float">
            <text:p>113.48</text:p>
          </table:table-cell>
          <table:table-cell table:style-name="ce8" office:value-type="float" office:value="2.00221" calcext:value-type="float">
            <text:p>2.00221</text:p>
          </table:table-cell>
          <table:table-cell table:formula="of:=([.D5]*[.E5]*[.B5]^2/[.H5]/4)^2*( (1-([.F5]/[.G5]*SIN([.C5]))^2  )^0.5   + COS([.C5]) )^2*4/SIN([.C5])^4/(1-([.F5]/[.G5]*SIN([.C5]))^2 )^0.5" office:value-type="float" office:value="154.594632544551" calcext:value-type="float">
            <text:p>154.5946325446</text:p>
          </table:table-cell>
          <table:table-cell table:formula="of:=[.I5]/[.I3]" office:value-type="float" office:value="32.3405398608108" calcext:value-type="float">
            <text:p>32.3405398608</text:p>
          </table:table-cell>
          <table:table-cell office:value-type="string" calcext:value-type="string">
            <text:p>In/F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style-name="ce6" office:value-type="string" calcext:value-type="string">
            <text:p>Estequeometria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/S</text:p>
          </table:table-cell>
          <table:table-cell table:formula="of:=[Sheet1.E63]/[.J4]" office:value-type="float" office:value="3.21364015318785" calcext:value-type="float">
            <text:p>3.2136401532</text:p>
          </table:table-cell>
          <table:table-cell/>
          <table:table-cell office:value-type="string" calcext:value-type="string">
            <text:p>1S 3In 4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/S</text:p>
          </table:table-cell>
          <table:table-cell table:formula="of:=1/[.B15]" office:value-type="float" office:value="4.17991811661475" calcext:value-type="float">
            <text:p>4.179918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/F</text:p>
          </table:table-cell>
          <table:table-cell table:formula="of:=[Sheet1.E64]/[.J5]" office:value-type="float" office:value="0.76882849460949" calcext:value-type="float">
            <text:p>0.7688284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/F</text:p>
          </table:table-cell>
          <table:table-cell table:formula="of:=[Sheet1.E62]/[.J3]" office:value-type="float" office:value="0.239239136294346" calcext:value-type="float">
            <text:p>0.23923913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/In</text:p>
          </table:table-cell>
          <table:table-cell table:formula="of:=1/[.B12]" office:value-type="float" office:value="0.311173607601344" calcext:value-type="float">
            <text:p>0.3111736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/In</text:p>
          </table:table-cell>
          <table:table-cell table:formula="of:=1/[.B14]" office:value-type="float" office:value="1.30068019982523" calcext:value-type="float">
            <text:p>1.300680199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3:33:44.003883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9:32:13.478519216</dc:date>
    <meta:generator>LibreOffice/4.2.8.2$Linux_X86_64 LibreOffice_project/420m0$Build-2</meta:generator>
    <meta:editing-duration>PT6H32M49S</meta:editing-duration>
    <meta:editing-cycles>26</meta:editing-cycles>
    <meta:document-statistic meta:table-count="2" meta:cell-count="675" meta:object-count="0"/>
  </office:meta>
</office:document-meta>
</file>